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72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1571in"/>
    </style:style>
    <style:style style:name="co7" style:family="table-column">
      <style:table-column-properties fo:break-before="auto" style:column-width="1.2134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0.98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20011" number:language="en" number:country="SG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9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0" style:family="table-cell" style:parent-style-name="Default" style:data-style-name="N119"/>
    <style:style style:name="ce11" style:family="table-cell" style:parent-style-name="Default" style:data-style-name="N119">
      <style:table-cell-properties fo:background-color="#ffff00" fo:border="0.06pt solid #000000"/>
    </style:style>
    <style:style style:name="ce12" style:family="table-cell" style:parent-style-name="Default">
      <style:table-cell-properties fo:border="none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20011">
      <style:table-cell-properties fo:border="0.06pt solid #000000"/>
    </style:style>
  </office:automatic-styles>
  <office:body>
    <office:spreadsheet>
      <table:table table:name="Q10.4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Loan Rate:</text:p>
          </table:table-cell>
          <table:table-cell table:style-name="ce5" table:formula="of:=0.4" office:value-type="percentage" office:value="0.4">
            <text:p>40.00%</text:p>
          </table:table-cell>
          <table:table-cell table:style-name="ce1"/>
          <table:table-cell table:style-name="ce1" office:value-type="string">
            <text:p>MARR:</text:p>
          </table:table-cell>
          <table:table-cell table:style-name="ce5" office:value-type="percentage" office:value="0.15">
            <text:p>15.00%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oan Amount:</text:p>
          </table:table-cell>
          <table:table-cell table:style-name="ce6" office:value-type="currency" office:currency="USD" office:value="40000">
            <text:p>$40,000.00</text:p>
          </table:table-cell>
          <table:table-cell table:style-name="ce1"/>
          <table:table-cell table:style-name="ce1" office:value-type="string">
            <text:p>Marginal Tax:</text:p>
          </table:table-cell>
          <table:table-cell table:style-name="ce5" office:value-type="percentage" office:value="0.4">
            <text:p>40.00%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lvage Value:</text:p>
          </table:table-cell>
          <table:table-cell table:style-name="ce6" office:value-type="currency" office:currency="USD" office:value="10000">
            <text:p>$10,000.00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7" office:value-type="string" table:number-columns-spanned="4" table:number-rows-spanned="1">
            <text:p>Borrowing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>
            <text:p>Depreciation Rate</text:p>
          </table:table-cell>
          <table:table-cell table:style-name="ce6"/>
          <table:table-cell table:style-name="ce5" office:value-type="percentage" office:value="0.2">
            <text:p>20.00%</text:p>
          </table:table-cell>
          <table:table-cell table:style-name="ce5" office:value-type="percentage" office:value="0.32">
            <text:p>32.00%</text:p>
          </table:table-cell>
          <table:table-cell table:style-name="ce5" office:value-type="percentage" office:value="0.192">
            <text:p>19.20%</text:p>
          </table:table-cell>
          <table:table-cell table:style-name="ce5" table:formula="of:=0.1152/2" office:value-type="percentage" office:value="0.0576">
            <text:p>5.76%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nd of Yea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xpense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>
            <text:p><text:s text:c="2"/>maintance</text:p>
          </table:table-cell>
          <table:table-cell table:style-name="ce1"/>
          <table:table-cell table:style-name="ce6" office:value-type="currency" office:currency="USD" office:value="1200">
            <text:p>$1,200.00</text:p>
          </table:table-cell>
          <table:table-cell table:style-name="ce6" office:value-type="currency" office:currency="USD" office:value="1201">
            <text:p>$1,201.00</text:p>
          </table:table-cell>
          <table:table-cell table:style-name="ce6" office:value-type="currency" office:currency="USD" office:value="1202">
            <text:p>$1,202.00</text:p>
          </table:table-cell>
          <table:table-cell table:style-name="ce6" office:value-type="currency" office:currency="USD" office:value="1203">
            <text:p>$1,203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debit interest</text:p>
          </table:table-cell>
          <table:table-cell table:style-name="ce1"/>
          <table:table-cell table:style-name="ce9" table:formula="of:=-IPMT(0.12;[.C7];5;[.$B$25])" office:value-type="currency" office:currency="USD" office:value="4800">
            <text:p>$4,800.00</text:p>
          </table:table-cell>
          <table:table-cell table:style-name="ce9" table:formula="of:=-IPMT(0.12;[.D7];5;[.$B$25])" office:value-type="currency" office:currency="USD" office:value="4044.43328668297">
            <text:p>$4,044.43</text:p>
          </table:table-cell>
          <table:table-cell table:style-name="ce9" table:formula="of:=-IPMT(0.12;[.E7];5;[.$B$25])" office:value-type="currency" office:currency="USD" office:value="3198.19856776789">
            <text:p>$3,198.20</text:p>
          </table:table-cell>
          <table:table-cell table:style-name="ce9" table:formula="of:=-IPMT(0.12;[.F7];5;[.$B$25])" office:value-type="currency" office:currency="USD" office:value="2250.415682583">
            <text:p>$2,250.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depreciation</text:p>
          </table:table-cell>
          <table:table-cell table:style-name="ce1"/>
          <table:table-cell table:style-name="ce1" table:formula="of:=[.$B$2]*[.C6]" office:value-type="currency" office:currency="USD" office:value="8000">
            <text:p>$8,000.00</text:p>
          </table:table-cell>
          <table:table-cell table:style-name="ce1" table:formula="of:=[.$B$2]*[.D6]" office:value-type="currency" office:currency="USD" office:value="12800">
            <text:p>$12,800.00</text:p>
          </table:table-cell>
          <table:table-cell table:style-name="ce1" table:formula="of:=[.$B$2]*[.E6]" office:value-type="currency" office:currency="USD" office:value="7680">
            <text:p>$7,680.00</text:p>
          </table:table-cell>
          <table:table-cell table:style-name="ce1" table:formula="of:=[.$B$2]*[.F6]" office:value-type="currency" office:currency="USD" office:value="2304">
            <text:p>$2,304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axable Income</text:p>
          </table:table-cell>
          <table:table-cell table:style-name="ce1"/>
          <table:table-cell table:style-name="ce1" table:formula="of:=-SUM([.C8:.C11])" office:value-type="currency" office:currency="USD" office:value="-14000">
            <text:p>-$14,000.00</text:p>
          </table:table-cell>
          <table:table-cell table:style-name="ce1" table:formula="of:=-SUM([.D8:.D11])" office:value-type="currency" office:currency="USD" office:value="-18045.433286683">
            <text:p>-$18,045.43</text:p>
          </table:table-cell>
          <table:table-cell table:style-name="ce1" table:formula="of:=-SUM([.E8:.E11])" office:value-type="currency" office:currency="USD" office:value="-12080.1985677679">
            <text:p>-$12,080.20</text:p>
          </table:table-cell>
          <table:table-cell table:style-name="ce1" table:formula="of:=-SUM([.F8:.F11])" office:value-type="currency" office:currency="USD" office:value="-5757.415682583">
            <text:p>-$5,757.4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come Tax (40%)</text:p>
          </table:table-cell>
          <table:table-cell table:style-name="ce1"/>
          <table:table-cell table:style-name="ce1" table:formula="of:=0.4 * [.C12]" office:value-type="currency" office:currency="USD" office:value="-5600">
            <text:p>-$5,600.00</text:p>
          </table:table-cell>
          <table:table-cell table:style-name="ce1" table:formula="of:=0.4 * [.D12]" office:value-type="currency" office:currency="USD" office:value="-7218.17331467319">
            <text:p>-$7,218.17</text:p>
          </table:table-cell>
          <table:table-cell table:style-name="ce1" table:formula="of:=0.4 * [.E12]" office:value-type="currency" office:currency="USD" office:value="-4832.07942710715">
            <text:p>-$4,832.08</text:p>
          </table:table-cell>
          <table:table-cell table:style-name="ce1" table:formula="of:=0.4 * [.F12]" office:value-type="currency" office:currency="USD" office:value="-2302.9662730332">
            <text:p>-$2,302.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t Income</text:p>
          </table:table-cell>
          <table:table-cell table:style-name="ce1"/>
          <table:table-cell table:style-name="ce1" table:formula="of:=[.C12]-[.C13]" office:value-type="currency" office:currency="USD" office:value="-8400">
            <text:p>-$8,400.00</text:p>
          </table:table-cell>
          <table:table-cell table:style-name="ce1" table:formula="of:=[.D12]-[.D13]" office:value-type="currency" office:currency="USD" office:value="-10827.2599720098">
            <text:p>-$10,827.26</text:p>
          </table:table-cell>
          <table:table-cell table:style-name="ce1" table:formula="of:=[.E12]-[.E13]" office:value-type="currency" office:currency="USD" office:value="-7248.11914066073">
            <text:p>-$7,248.12</text:p>
          </table:table-cell>
          <table:table-cell table:style-name="ce1" table:formula="of:=[.F12]-[.F13]" office:value-type="currency" office:currency="USD" office:value="-3454.4494095498">
            <text:p>-$3,454.45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 table:style-name="ce2" office:value-type="string">
            <text:p>Cash Flow Statement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2" office:value-type="string">
            <text:p>Operating Activities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>
            <text:p><text:s text:c="2"/>Net Income</text:p>
          </table:table-cell>
          <table:table-cell table:style-name="ce1"/>
          <table:table-cell table:style-name="ce1" table:formula="of:=[.C14]" office:value-type="currency" office:currency="USD" office:value="-8400">
            <text:p>-$8,400.00</text:p>
          </table:table-cell>
          <table:table-cell table:style-name="ce1" table:formula="of:=[.D14]" office:value-type="currency" office:currency="USD" office:value="-10827.2599720098">
            <text:p>-$10,827.26</text:p>
          </table:table-cell>
          <table:table-cell table:style-name="ce1" table:formula="of:=[.E14]" office:value-type="currency" office:currency="USD" office:value="-7248.11914066073">
            <text:p>-$7,248.12</text:p>
          </table:table-cell>
          <table:table-cell table:style-name="ce1" table:formula="of:=[.F14]" office:value-type="currency" office:currency="USD" office:value="-3454.4494095498">
            <text:p>-$3,454.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depreciation</text:p>
          </table:table-cell>
          <table:table-cell table:style-name="ce1"/>
          <table:table-cell table:style-name="ce1" table:formula="of:=[.C11]" office:value-type="currency" office:currency="USD" office:value="8000">
            <text:p>$8,000.00</text:p>
          </table:table-cell>
          <table:table-cell table:style-name="ce1" table:formula="of:=[.D11]" office:value-type="currency" office:currency="USD" office:value="12800">
            <text:p>$12,800.00</text:p>
          </table:table-cell>
          <table:table-cell table:style-name="ce1" table:formula="of:=[.E11]" office:value-type="currency" office:currency="USD" office:value="7680">
            <text:p>$7,680.00</text:p>
          </table:table-cell>
          <table:table-cell table:style-name="ce1" table:formula="of:=[.F11]" office:value-type="currency" office:currency="USD" office:value="2304">
            <text:p>$2,304.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nvestment Activities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>
            <text:p><text:s text:c="2"/>Truck Cost</text:p>
          </table:table-cell>
          <table:table-cell table:style-name="ce6" office:value-type="currency" office:currency="USD" office:value="-40000">
            <text:p>-$40,000.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<text:s text:c="2"/>Salvage Value:</text:p>
          </table:table-cell>
          <table:table-cell table:style-name="ce1" table:number-columns-repeated="4"/>
          <table:table-cell table:style-name="ce1" table:formula="of:=[.B3]" office:value-type="currency" office:currency="USD" office:value="10000">
            <text:p>$10,00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Gain Tax:</text:p>
          </table:table-cell>
          <table:table-cell table:style-name="ce1" table:number-columns-repeated="4"/>
          <table:table-cell table:style-name="ce1" table:formula="of:=-0.4*([.F22]-([.B2]-SUM([.C11:.F11])))" office:value-type="currency" office:currency="USD" office:value="-313.6">
            <text:p>-$313.6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inancing Acitivities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>
            <text:p><text:s text:c="2"/>Borrowed Funds</text:p>
          </table:table-cell>
          <table:table-cell table:style-name="ce1" table:formula="of:=[.B2]" office:value-type="currency" office:currency="USD" office:value="40000">
            <text:p>$40,000.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<text:s text:c="2"/>Principal Repayment</text:p>
          </table:table-cell>
          <table:table-cell table:style-name="ce1"/>
          <table:table-cell table:style-name="ce9" table:formula="of:=PPMT(0.12;[.C7];4;[.$B$25])" office:value-type="currency" office:currency="USD" office:value="-8369.37745222759">
            <text:p>-$8,369.38</text:p>
          </table:table-cell>
          <table:table-cell table:style-name="ce9" table:formula="of:=PPMT(0.12;[.D7];4;[.$B$25])" office:value-type="currency" office:currency="USD" office:value="-9373.7027464949">
            <text:p>-$9,373.70</text:p>
          </table:table-cell>
          <table:table-cell table:style-name="ce9" table:formula="of:=PPMT(0.12;[.E7];4;[.$B$25])" office:value-type="currency" office:currency="USD" office:value="-10498.5470760743">
            <text:p>-$10,498.55</text:p>
          </table:table-cell>
          <table:table-cell table:style-name="ce9" table:formula="of:=PPMT(0.12;[.F7];4;[.$B$25])" office:value-type="currency" office:currency="USD" office:value="-11758.3727252032">
            <text:p>-$11,758.3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t CashFlow</text:p>
          </table:table-cell>
          <table:table-cell table:style-name="ce1" table:formula="of:=SUM([.B16:.B25])" office:value-type="currency" office:currency="USD" office:value="0">
            <text:p>$0.00</text:p>
          </table:table-cell>
          <table:table-cell table:style-name="ce1" table:formula="of:=SUM([.C18:.C26])" office:value-type="currency" office:currency="USD" office:value="-8769.37745222759">
            <text:p>-$8,769.38</text:p>
          </table:table-cell>
          <table:table-cell table:style-name="ce1" table:formula="of:=SUM([.D18:.D26])" office:value-type="currency" office:currency="USD" office:value="-7400.96271850468">
            <text:p>-$7,400.96</text:p>
          </table:table-cell>
          <table:table-cell table:style-name="ce1" table:formula="of:=SUM([.E18:.E26])" office:value-type="currency" office:currency="USD" office:value="-10066.666216735">
            <text:p>-$10,066.67</text:p>
          </table:table-cell>
          <table:table-cell table:style-name="ce1" table:formula="of:=SUM([.F18:.F26])" office:value-type="currency" office:currency="USD" office:value="-3222.42213475301">
            <text:p>-$3,222.42</text:p>
          </table:table-cell>
          <table:table-cell table:number-columns-repeated="2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office:value-type="string">
            <text:p>PW(15%) = </text:p>
          </table:table-cell>
          <table:table-cell table:style-name="ce1" table:formula="of:=NPV(0.15;[.C27:.F27])+[.B27]" office:value-type="currency" office:currency="USD" office:value="-21683.1634603235">
            <text:p>-$21,683.1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4-Year Lease</text:p>
          </table:table-cell>
          <table:table-cell table:style-name="ce10" office:value-type="currency" office:currency="USD" office:value="11000">
            <text:p>$11,000.00</text:p>
          </table:table-cell>
          <table:table-cell office:value-type="string">
            <text:p>/year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 table:number-columns-spanned="4" table:number-rows-spanned="1">
            <text:p>Leasing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>
            <text:p>End of Yea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xpense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>
            <text:p><text:s text:c="2"/>Car Lease</text:p>
          </table:table-cell>
          <table:table-cell table:number-columns-repeated="4" table:style-name="ce6" office:value-type="currency" office:currency="USD" office:value="11000">
            <text:p>$11,000.00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axable Income</text:p>
          </table:table-cell>
          <table:table-cell table:style-name="ce1" table:formula="of:=-SUM([.B35])" office:value-type="currency" office:currency="USD" office:value="-11000">
            <text:p>-$11,000.00</text:p>
          </table:table-cell>
          <table:table-cell table:style-name="ce1" table:formula="of:=-SUM([.C35])" office:value-type="currency" office:currency="USD" office:value="-11000">
            <text:p>-$11,000.00</text:p>
          </table:table-cell>
          <table:table-cell table:style-name="ce1" table:formula="of:=-SUM([.D35])" office:value-type="currency" office:currency="USD" office:value="-11000">
            <text:p>-$11,000.00</text:p>
          </table:table-cell>
          <table:table-cell table:style-name="ce1" table:formula="of:=-SUM([.E35])" office:value-type="currency" office:currency="USD" office:value="-11000">
            <text:p>-$11,000.00</text:p>
          </table:table-cell>
          <table:table-cell table:style-name="ce1" table:formula="of:=-SUM([.F35])" office:value-type="float" office:value="-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come Tax (40%)</text:p>
          </table:table-cell>
          <table:table-cell table:style-name="ce1" table:formula="of:=0.4 * [.B36]" office:value-type="currency" office:currency="USD" office:value="-4400">
            <text:p>-$4,400.00</text:p>
          </table:table-cell>
          <table:table-cell table:style-name="ce1" table:formula="of:=0.4 * [.C36]" office:value-type="currency" office:currency="USD" office:value="-4400">
            <text:p>-$4,400.00</text:p>
          </table:table-cell>
          <table:table-cell table:style-name="ce1" table:formula="of:=0.4 * [.D36]" office:value-type="currency" office:currency="USD" office:value="-4400">
            <text:p>-$4,400.00</text:p>
          </table:table-cell>
          <table:table-cell table:style-name="ce1" table:formula="of:=0.4 * [.E36]" office:value-type="currency" office:currency="USD" office:value="-4400">
            <text:p>-$4,400.0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Net Income</text:p>
          </table:table-cell>
          <table:table-cell table:style-name="ce1" table:formula="of:=[.B36]-[.B37]" office:value-type="currency" office:currency="USD" office:value="-6600">
            <text:p>-$6,600.00</text:p>
          </table:table-cell>
          <table:table-cell table:style-name="ce1" table:formula="of:=[.C36]-[.C37]" office:value-type="currency" office:currency="USD" office:value="-6600">
            <text:p>-$6,600.00</text:p>
          </table:table-cell>
          <table:table-cell table:style-name="ce1" table:formula="of:=[.D36]-[.D37]" office:value-type="currency" office:currency="USD" office:value="-6600">
            <text:p>-$6,600.00</text:p>
          </table:table-cell>
          <table:table-cell table:style-name="ce1" table:formula="of:=[.E36]-[.E37]" office:value-type="currency" office:currency="USD" office:value="-6600">
            <text:p>-$6,600.0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 table:style-name="ce4" office:value-type="string">
            <text:p>PW(15%) = </text:p>
          </table:table-cell>
          <table:table-cell table:style-name="ce1" table:formula="of:=NPV(0.15;[.C38:.E38])+[.B38]" office:value-type="currency" office:currency="USD" office:value="-21669.2857729925">
            <text:p>-$21,669.29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10.45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milling machine:</text:p>
          </table:table-cell>
          <table:table-cell table:style-name="ce1"/>
          <table:table-cell table:style-name="ce1" office:value-type="string">
            <text:p>MACRS-7-years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>
            <text:p>toatal cost:</text:p>
          </table:table-cell>
          <table:table-cell table:style-name="ce11" office:value-type="currency" office:currency="USD" office:value="150000">
            <text:p>$150,000.00</text:p>
          </table:table-cell>
          <table:table-cell table:style-name="ce1" office:value-type="string">
            <text:p>marginal tax:</text:p>
          </table:table-cell>
          <table:table-cell table:style-name="ce5" office:value-type="percentage" office:value="0.4">
            <text:p>40.00%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alvage Value(3)</text:p>
          </table:table-cell>
          <table:table-cell table:style-name="ce11" office:value-type="currency" office:currency="USD" office:value="80000">
            <text:p>$80,000.00</text:p>
          </table:table-cell>
          <table:table-cell table:style-name="ce1" office:value-type="string">
            <text:p>Inflation Rate:</text:p>
          </table:table-cell>
          <table:table-cell table:style-name="ce5" office:value-type="percentage" office:value="0.06">
            <text:p>6.00%</text:p>
          </table:table-cell>
          <table:table-cell table:number-columns-repeated="3"/>
        </table:table-row>
        <table:table-row table:style-name="ro1">
          <table:table-cell table:style-name="ce1" office:value-type="string">
            <text:p>Maintence Cost:</text:p>
          </table:table-cell>
          <table:table-cell table:style-name="ce6" office:value-type="currency" office:currency="USD" office:value="10000">
            <text:p>$10,000.00</text:p>
          </table:table-cell>
          <table:table-cell table:style-name="ce1" office:value-type="string">
            <text:p>Market MARR</text:p>
          </table:table-cell>
          <table:table-cell table:style-name="ce5" office:value-type="percentage" office:value="0.2">
            <text:p>20.00%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evenue:</text:p>
          </table:table-cell>
          <table:table-cell table:style-name="ce6" office:value-type="currency" office:currency="USD" office:value="80000">
            <text:p>$80,000.00</text:p>
          </table:table-cell>
          <table:table-cell table:style-name="ce1" office:value-type="string">
            <text:p>MARR'</text:p>
          </table:table-cell>
          <table:table-cell table:style-name="ce1" table:formula="of:=(1+[.D4])/(1+[.D3])-1" office:value-type="float" office:value="0.132075471698113">
            <text:p>0.1320754717</text:p>
          </table:table-cell>
          <table:table-cell table:number-columns-repeated="3"/>
        </table:table-row>
        <table:table-row table:style-name="ro4">
          <table:table-cell table:style-name="ce3" table:number-columns-repeated="2"/>
          <table:table-cell table:style-name="ce12" office:value-type="string">
            <text:p>Using Constant $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" office:value-type="string">
            <text:p>End of Yea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CRS Depreciation Rate</text:p>
          </table:table-cell>
          <table:table-cell table:style-name="ce1"/>
          <table:table-cell table:style-name="ce1" office:value-type="float" office:value="0.1429">
            <text:p>0.1429</text:p>
          </table:table-cell>
          <table:table-cell table:style-name="ce1" office:value-type="float" office:value="0.2449">
            <text:p>0.2449</text:p>
          </table:table-cell>
          <table:table-cell table:style-name="ce1" table:formula="of:=0.1749/2" office:value-type="float" office:value="0.08745">
            <text:p>0.0874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xpense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<text:s text:c="2"/>Maintance Cost</text:p>
          </table:table-cell>
          <table:table-cell table:number-columns-repeated="4" table:style-name="ce6" office:value-type="currency" office:currency="USD" office:value="10000">
            <text:p>$10,00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Depreciation</text:p>
          </table:table-cell>
          <table:table-cell table:style-name="ce1"/>
          <table:table-cell table:style-name="ce1" table:formula="of:=[.$B$2]*[.C8]" office:value-type="currency" office:currency="USD" office:value="21435">
            <text:p>$21,435.00</text:p>
          </table:table-cell>
          <table:table-cell table:style-name="ce1" table:formula="of:=[.$B$2]*[.D8]" office:value-type="currency" office:currency="USD" office:value="36735">
            <text:p>$36,735.00</text:p>
          </table:table-cell>
          <table:table-cell table:style-name="ce1" table:formula="of:=[.$B$2]*[.E8]" office:value-type="currency" office:currency="USD" office:value="13117.5">
            <text:p>$13,117.5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venue</text:p>
          </table:table-cell>
          <table:table-cell table:number-columns-repeated="4" table:style-name="ce6" office:value-type="currency" office:currency="USD" office:value="80000">
            <text:p>$80,00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axable Income</text:p>
          </table:table-cell>
          <table:table-cell table:style-name="ce1" table:formula="of:=[.B12]-SUM([.B8:.B11])" office:value-type="currency" office:currency="USD" office:value="70000">
            <text:p>$70,000.00</text:p>
          </table:table-cell>
          <table:table-cell table:style-name="ce1" table:formula="of:=[.C12]-SUM([.C8:.C11])" office:value-type="currency" office:currency="USD" office:value="48564.8571">
            <text:p>$48,564.86</text:p>
          </table:table-cell>
          <table:table-cell table:style-name="ce1" table:formula="of:=[.D12]-SUM([.D8:.D11])" office:value-type="currency" office:currency="USD" office:value="33264.7551">
            <text:p>$33,264.76</text:p>
          </table:table-cell>
          <table:table-cell table:style-name="ce1" table:formula="of:=[.E12]-SUM([.E8:.E11])" office:value-type="currency" office:currency="USD" office:value="56882.41255">
            <text:p>$56,882.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come Tax (40%)</text:p>
          </table:table-cell>
          <table:table-cell table:style-name="ce1" table:formula="of:=[.B13]*0.4" office:value-type="currency" office:currency="USD" office:value="28000">
            <text:p>$28,000.00</text:p>
          </table:table-cell>
          <table:table-cell table:style-name="ce1" table:formula="of:=[.C13]*0.4" office:value-type="currency" office:currency="USD" office:value="19425.94284">
            <text:p>$19,425.94</text:p>
          </table:table-cell>
          <table:table-cell table:style-name="ce1" table:formula="of:=[.D13]*0.4" office:value-type="currency" office:currency="USD" office:value="13305.90204">
            <text:p>$13,305.90</text:p>
          </table:table-cell>
          <table:table-cell table:style-name="ce1" table:formula="of:=[.E13]*0.4" office:value-type="currency" office:currency="USD" office:value="22752.96502">
            <text:p>$22,752.97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t Income</text:p>
          </table:table-cell>
          <table:table-cell table:style-name="ce1" table:formula="of:=[.B13]-[.B14]" office:value-type="currency" office:currency="USD" office:value="42000">
            <text:p>$42,000.00</text:p>
          </table:table-cell>
          <table:table-cell table:style-name="ce1" table:formula="of:=[.C13]-[.C14]" office:value-type="currency" office:currency="USD" office:value="29138.91426">
            <text:p>$29,138.91</text:p>
          </table:table-cell>
          <table:table-cell table:style-name="ce1" table:formula="of:=[.D13]-[.D14]" office:value-type="currency" office:currency="USD" office:value="19958.85306">
            <text:p>$19,958.85</text:p>
          </table:table-cell>
          <table:table-cell table:style-name="ce1" table:formula="of:=[.E13]-[.E14]" office:value-type="currency" office:currency="USD" office:value="34129.44753">
            <text:p>$34,129.45</text:p>
          </table:table-cell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2" office:value-type="string">
            <text:p>Cash Flow Statement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perating Activities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<text:s text:c="2"/>Net Income</text:p>
          </table:table-cell>
          <table:table-cell table:style-name="ce1" table:formula="of:=[.B15]" office:value-type="currency" office:currency="USD" office:value="42000">
            <text:p>$42,000.00</text:p>
          </table:table-cell>
          <table:table-cell table:style-name="ce1" table:formula="of:=[.C15]" office:value-type="currency" office:currency="USD" office:value="29138.91426">
            <text:p>$29,138.91</text:p>
          </table:table-cell>
          <table:table-cell table:style-name="ce1" table:formula="of:=[.D15]" office:value-type="currency" office:currency="USD" office:value="19958.85306">
            <text:p>$19,958.85</text:p>
          </table:table-cell>
          <table:table-cell table:style-name="ce1" table:formula="of:=[.E15]" office:value-type="currency" office:currency="USD" office:value="34129.44753">
            <text:p>$34,129.4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Depreciation</text:p>
          </table:table-cell>
          <table:table-cell table:style-name="ce1"/>
          <table:table-cell table:style-name="ce1" table:formula="of:=[.C11]" office:value-type="currency" office:currency="USD" office:value="21435">
            <text:p>$21,435.00</text:p>
          </table:table-cell>
          <table:table-cell table:style-name="ce1" table:formula="of:=[.D11]" office:value-type="currency" office:currency="USD" office:value="36735">
            <text:p>$36,735.00</text:p>
          </table:table-cell>
          <table:table-cell table:style-name="ce1" table:formula="of:=[.E11]" office:value-type="currency" office:currency="USD" office:value="13117.5">
            <text:p>$13,117.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vestment Activities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<text:s text:c="2"/>Milling Machine</text:p>
          </table:table-cell>
          <table:table-cell table:style-name="ce6" office:value-type="currency" office:currency="USD" office:value="-150000">
            <text:p>-$150,000.00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>
            <text:p><text:s text:c="2"/>Salvage Value</text:p>
          </table:table-cell>
          <table:table-cell table:style-name="ce1" table:number-columns-repeated="3"/>
          <table:table-cell table:style-name="ce6" table:formula="of:=80000" office:value-type="currency" office:currency="USD" office:value="80000">
            <text:p>$80,00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Gains Tax</text:p>
          </table:table-cell>
          <table:table-cell table:style-name="ce1" table:number-columns-repeated="3"/>
          <table:table-cell table:style-name="ce1" table:formula="of:=-0.4*([.E23]-([.B2]-SUM([.C11:.E11])))" office:value-type="currency" office:currency="USD" office:value="-515">
            <text:p>-$515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Working Captal</text:p>
          </table:table-cell>
          <table:table-cell table:style-name="ce6" office:value-type="currency" office:currency="USD" office:value="-10000">
            <text:p>-$10,000.00</text:p>
          </table:table-cell>
          <table:table-cell table:style-name="ce6" table:number-columns-repeated="2"/>
          <table:table-cell table:style-name="ce6" office:value-type="currency" office:currency="USD" office:value="10000">
            <text:p>$10,00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t Cash Flow</text:p>
          </table:table-cell>
          <table:table-cell table:style-name="ce1" table:formula="of:=SUM([.B18:.B25])" office:value-type="currency" office:currency="USD" office:value="-118000">
            <text:p>-$118,000.00</text:p>
          </table:table-cell>
          <table:table-cell table:style-name="ce1" table:formula="of:=SUM([.C18:.C25])" office:value-type="currency" office:currency="USD" office:value="50573.91426">
            <text:p>$50,573.91</text:p>
          </table:table-cell>
          <table:table-cell table:style-name="ce1" table:formula="of:=SUM([.D18:.D25])" office:value-type="currency" office:currency="USD" office:value="56693.85306">
            <text:p>$56,693.85</text:p>
          </table:table-cell>
          <table:table-cell table:style-name="ce1" table:formula="of:=SUM([.E18:.E25])" office:value-type="currency" office:currency="USD" office:value="136731.94753">
            <text:p>$136,731.95</text:p>
          </table:table-cell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>
            <text:p>PW(13.2%)</text:p>
          </table:table-cell>
          <table:table-cell table:style-name="ce1" table:formula="of:=NPV([.D5];[.C26:.E26]) + [.B26]" office:value-type="currency" office:currency="USD" office:value="65152.4397590936">
            <text:p>$65,152.44</text:p>
          </table:table-cell>
          <table:table-cell table:style-name="ce1"/>
          <table:table-cell table:style-name="ce1" office:value-type="string">
            <text:p>IRR:</text:p>
          </table:table-cell>
          <table:table-cell table:style-name="ce14" table:formula="of:=IRR([.B26:.E26])" office:value-type="percentage" office:value="0.382442698688915">
            <text:p>38.24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4">
          <table:table-cell table:number-columns-repeated="2"/>
          <table:table-cell table:style-name="ce13" office:value-type="string">
            <text:p>Using Actual $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nd of Yea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ACRS Depreciation Rate</text:p>
          </table:table-cell>
          <table:table-cell table:style-name="ce1"/>
          <table:table-cell table:style-name="ce1" office:value-type="float" office:value="0.1429">
            <text:p>0.1429</text:p>
          </table:table-cell>
          <table:table-cell table:style-name="ce1" office:value-type="float" office:value="0.2449">
            <text:p>0.2449</text:p>
          </table:table-cell>
          <table:table-cell table:style-name="ce1" table:formula="of:=0.1749/2" office:value-type="float" office:value="0.08745">
            <text:p>0.0874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xpense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<text:s text:c="2"/>Maintance Cost</text:p>
          </table:table-cell>
          <table:table-cell table:style-name="ce6" office:value-type="currency" office:currency="USD" office:value="10000">
            <text:p>$10,000.00</text:p>
          </table:table-cell>
          <table:table-cell table:style-name="ce6" table:formula="of:=10000*(1+[.D3])" office:value-type="currency" office:currency="USD" office:value="10600">
            <text:p>$10,600.00</text:p>
          </table:table-cell>
          <table:table-cell table:style-name="ce6" table:formula="of:=10000*(1+[.D3])^2" office:value-type="currency" office:currency="USD" office:value="11236">
            <text:p>$11,236.00</text:p>
          </table:table-cell>
          <table:table-cell table:style-name="ce6" table:formula="of:=10000*(1+[.D3])^3" office:value-type="currency" office:currency="USD" office:value="11910.16">
            <text:p>$11,910.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Depreciation</text:p>
          </table:table-cell>
          <table:table-cell table:style-name="ce1"/>
          <table:table-cell table:style-name="ce1" table:formula="of:=[.$B$2]*[.C32]" office:value-type="currency" office:currency="USD" office:value="21435">
            <text:p>$21,435.00</text:p>
          </table:table-cell>
          <table:table-cell table:style-name="ce1" table:formula="of:=[.$B$2]*[.D32]" office:value-type="currency" office:currency="USD" office:value="36735">
            <text:p>$36,735.00</text:p>
          </table:table-cell>
          <table:table-cell table:style-name="ce1" table:formula="of:=[.$B$2]*[.E32]" office:value-type="currency" office:currency="USD" office:value="13117.5">
            <text:p>$13,117.5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venue</text:p>
          </table:table-cell>
          <table:table-cell table:style-name="ce6" office:value-type="currency" office:currency="USD" office:value="80000">
            <text:p>$80,000.00</text:p>
          </table:table-cell>
          <table:table-cell table:style-name="ce6" table:formula="of:=80000 * (1+[.D3])" office:value-type="currency" office:currency="USD" office:value="84800">
            <text:p>$84,800.00</text:p>
          </table:table-cell>
          <table:table-cell table:style-name="ce6" table:formula="of:=80000 * (1+[.D3])^2" office:value-type="currency" office:currency="USD" office:value="89888">
            <text:p>$89,888.00</text:p>
          </table:table-cell>
          <table:table-cell table:style-name="ce6" table:formula="of:=80000 * (1+[.D3])^3" office:value-type="currency" office:currency="USD" office:value="95281.28">
            <text:p>$95,281.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axable Income</text:p>
          </table:table-cell>
          <table:table-cell table:style-name="ce1" table:formula="of:=[.B36]-SUM([.B32:.B35])" office:value-type="currency" office:currency="USD" office:value="70000">
            <text:p>$70,000.00</text:p>
          </table:table-cell>
          <table:table-cell table:style-name="ce1" table:formula="of:=[.C36]-SUM([.C32:.C35])" office:value-type="currency" office:currency="USD" office:value="52764.8571">
            <text:p>$52,764.86</text:p>
          </table:table-cell>
          <table:table-cell table:style-name="ce1" table:formula="of:=[.D36]-SUM([.D32:.D35])" office:value-type="currency" office:currency="USD" office:value="41916.7551">
            <text:p>$41,916.76</text:p>
          </table:table-cell>
          <table:table-cell table:style-name="ce1" table:formula="of:=[.E36]-SUM([.E32:.E35])" office:value-type="currency" office:currency="USD" office:value="70253.53255">
            <text:p>$70,253.5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come Tax (40%)</text:p>
          </table:table-cell>
          <table:table-cell table:style-name="ce1" table:formula="of:=[.B37]*0.4" office:value-type="currency" office:currency="USD" office:value="28000">
            <text:p>$28,000.00</text:p>
          </table:table-cell>
          <table:table-cell table:style-name="ce1" table:formula="of:=[.C37]*0.4" office:value-type="currency" office:currency="USD" office:value="21105.94284">
            <text:p>$21,105.94</text:p>
          </table:table-cell>
          <table:table-cell table:style-name="ce1" table:formula="of:=[.D37]*0.4" office:value-type="currency" office:currency="USD" office:value="16766.70204">
            <text:p>$16,766.70</text:p>
          </table:table-cell>
          <table:table-cell table:style-name="ce1" table:formula="of:=[.E37]*0.4" office:value-type="currency" office:currency="USD" office:value="28101.41302">
            <text:p>$28,101.4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t Income</text:p>
          </table:table-cell>
          <table:table-cell table:style-name="ce1" table:formula="of:=[.B37]-[.B38]" office:value-type="currency" office:currency="USD" office:value="42000">
            <text:p>$42,000.00</text:p>
          </table:table-cell>
          <table:table-cell table:style-name="ce1" table:formula="of:=[.C37]-[.C38]" office:value-type="currency" office:currency="USD" office:value="31658.91426">
            <text:p>$31,658.91</text:p>
          </table:table-cell>
          <table:table-cell table:style-name="ce1" table:formula="of:=[.D37]-[.D38]" office:value-type="currency" office:currency="USD" office:value="25150.05306">
            <text:p>$25,150.05</text:p>
          </table:table-cell>
          <table:table-cell table:style-name="ce1" table:formula="of:=[.E37]-[.E38]" office:value-type="currency" office:currency="USD" office:value="42152.11953">
            <text:p>$42,152.12</text:p>
          </table:table-cell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2" office:value-type="string">
            <text:p>Cash Flow Statement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Operating Activities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<text:s text:c="2"/>Net Income</text:p>
          </table:table-cell>
          <table:table-cell table:style-name="ce1" table:formula="of:=[.B39]" office:value-type="currency" office:currency="USD" office:value="42000">
            <text:p>$42,000.00</text:p>
          </table:table-cell>
          <table:table-cell table:style-name="ce1" table:formula="of:=[.C39]" office:value-type="currency" office:currency="USD" office:value="31658.91426">
            <text:p>$31,658.91</text:p>
          </table:table-cell>
          <table:table-cell table:style-name="ce1" table:formula="of:=[.D39]" office:value-type="currency" office:currency="USD" office:value="25150.05306">
            <text:p>$25,150.05</text:p>
          </table:table-cell>
          <table:table-cell table:style-name="ce1" table:formula="of:=[.E39]" office:value-type="currency" office:currency="USD" office:value="42152.11953">
            <text:p>$42,152.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Depreciation</text:p>
          </table:table-cell>
          <table:table-cell table:style-name="ce1"/>
          <table:table-cell table:style-name="ce1" table:formula="of:=[.C35]" office:value-type="currency" office:currency="USD" office:value="21435">
            <text:p>$21,435.00</text:p>
          </table:table-cell>
          <table:table-cell table:style-name="ce1" table:formula="of:=[.D35]" office:value-type="currency" office:currency="USD" office:value="36735">
            <text:p>$36,735.00</text:p>
          </table:table-cell>
          <table:table-cell table:style-name="ce1" table:formula="of:=[.E35]" office:value-type="currency" office:currency="USD" office:value="13117.5">
            <text:p>$13,117.5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vestment Activities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office:value-type="string">
            <text:p><text:s text:c="2"/>Milling Machine</text:p>
          </table:table-cell>
          <table:table-cell table:style-name="ce6" office:value-type="currency" office:currency="USD" office:value="-150000">
            <text:p>-$150,000.00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office:value-type="string">
            <text:p><text:s text:c="2"/>Salvage Value</text:p>
          </table:table-cell>
          <table:table-cell table:style-name="ce1" table:number-columns-repeated="3"/>
          <table:table-cell table:style-name="ce6" table:formula="of:=80000" office:value-type="currency" office:currency="USD" office:value="80000">
            <text:p>$80,000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Gains Tax</text:p>
          </table:table-cell>
          <table:table-cell table:style-name="ce1" table:number-columns-repeated="3"/>
          <table:table-cell table:style-name="ce1" table:formula="of:=-0.4*([.E47]-([.B28]-SUM([.C35:.E35])))" office:value-type="currency" office:currency="USD" office:value="-34454.0240963626">
            <text:p>-$34,454.0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<text:s text:c="2"/>Working Captal</text:p>
          </table:table-cell>
          <table:table-cell table:style-name="ce6" office:value-type="currency" office:currency="USD" office:value="-10000">
            <text:p>-$10,000.00</text:p>
          </table:table-cell>
          <table:table-cell table:style-name="ce6" table:formula="of:=-10000 * (1+[.D3])" office:value-type="currency" office:currency="USD" office:value="-10600">
            <text:p>-$10,600.00</text:p>
          </table:table-cell>
          <table:table-cell table:style-name="ce1" table:formula="of:=[.C49]*(1+[.D3])" office:value-type="currency" office:currency="USD" office:value="-11236">
            <text:p>-$11,236.0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<text:s text:c="2"/>Working Capital Recovery</text:p>
          </table:table-cell>
          <table:table-cell table:style-name="ce1"/>
          <table:table-cell table:style-name="ce6" office:value-type="currency" office:currency="USD" office:value="10000">
            <text:p>$10,000.00</text:p>
          </table:table-cell>
          <table:table-cell table:style-name="ce6" table:formula="of:=-[.C49]" office:value-type="currency" office:currency="USD" office:value="10600">
            <text:p>$10,600.00</text:p>
          </table:table-cell>
          <table:table-cell table:style-name="ce6" table:formula="of:=-[.D49]" office:value-type="currency" office:currency="USD" office:value="11236">
            <text:p>$11,236.0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Net Cash Flow</text:p>
          </table:table-cell>
          <table:table-cell table:style-name="ce1" table:formula="of:=SUM([.B42:.B50])" office:value-type="currency" office:currency="USD" office:value="-118000">
            <text:p>-$118,000.00</text:p>
          </table:table-cell>
          <table:table-cell table:style-name="ce1" table:formula="of:=SUM([.C42:.C50])" office:value-type="currency" office:currency="USD" office:value="52493.91426">
            <text:p>$52,493.91</text:p>
          </table:table-cell>
          <table:table-cell table:style-name="ce1" table:formula="of:=SUM([.D42:.D50])" office:value-type="currency" office:currency="USD" office:value="61249.05306">
            <text:p>$61,249.05</text:p>
          </table:table-cell>
          <table:table-cell table:style-name="ce1" table:formula="of:=SUM([.E42:.E50])" office:value-type="currency" office:currency="USD" office:value="112051.595433637">
            <text:p>$112,051.60</text:p>
          </table:table-cell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office:value-type="string">
            <text:p>PW(13.2%)</text:p>
          </table:table-cell>
          <table:table-cell table:style-name="ce1" table:formula="of:=NPV(0.2;[.C51:.E51]) + [.B51]" office:value-type="currency" office:currency="USD" office:value="33123.666458355">
            <text:p>$33,123.67</text:p>
          </table:table-cell>
          <table:table-cell table:style-name="ce1" table:number-columns-repeated="2"/>
          <table:table-cell table:style-name="ce14" table:formula="of:=IRR([.B51:.E51])" office:value-type="percentage" office:value="0.350189312285111">
            <text:p>35.02%</text:p>
          </table:table-cell>
          <table:table-cell table:number-columns-repeated="2"/>
        </table:table-row>
        <table:table-row table:style-name="ro1" table:number-rows-repeated="10485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/00/0000</text:date>, <text:time style:data-style-name="N2" text:time-value="0000-00-00T08:09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20:50:19</meta:creation-date>
    <dc:date>2013-03-01T08:11:39</dc:date>
    <meta:editing-duration>PT1H15M35S</meta:editing-duration>
    <meta:editing-cycles>23</meta:editing-cycles>
    <meta:generator>LibreOffice/4.0.0.3$MacOSX_x86 LibreOffice_project/53fd80e80f44edd735c18dbc5b6cde811e0a15c</meta:generator>
    <meta:document-statistic meta:table-count="2" meta:cell-count="286" meta:object-count="0"/>
  </office:meta>
</office:document-meta>
</file>